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5.231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1.827cm"/>
    </style:style>
    <style:style style:name="co6" style:family="table-column">
      <style:table-column-properties fo:break-before="auto" style:column-width="15.014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15.422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52cm"/>
    </style:style>
    <style:style style:name="co11" style:family="table-column">
      <style:table-column-properties fo:break-before="auto" style:column-width="0.771cm"/>
    </style:style>
    <style:style style:name="co12" style:family="table-column">
      <style:table-column-properties fo:break-before="auto" style:column-width="6.299cm"/>
    </style:style>
    <style:style style:name="co13" style:family="table-column">
      <style:table-column-properties fo:break-before="auto" style:column-width="12.046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16.429cm"/>
    </style:style>
    <style:style style:name="co16" style:family="table-column">
      <style:table-column-properties fo:break-before="auto" style:column-width="12.072cm"/>
    </style:style>
    <style:style style:name="co17" style:family="table-column">
      <style:table-column-properties fo:break-before="auto" style:column-width="10.248cm"/>
    </style:style>
    <style:style style:name="co18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0.878cm"/>
    </style:style>
    <style:style style:name="co20" style:family="table-column">
      <style:table-column-properties fo:break-before="auto" style:column-width="10.52cm"/>
    </style:style>
    <style:style style:name="co21" style:family="table-column">
      <style:table-column-properties fo:break-before="auto" style:column-width="9.022cm"/>
    </style:style>
    <style:style style:name="co22" style:family="table-column">
      <style:table-column-properties fo:break-before="auto" style:column-width="1.042cm"/>
    </style:style>
    <style:style style:name="co23" style:family="table-column">
      <style:table-column-properties fo:break-before="auto" style:column-width="9.648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0.635cm"/>
    </style:style>
    <style:style style:name="co26" style:family="table-column">
      <style:table-column-properties fo:break-before="auto" style:column-width="0.716cm"/>
    </style:style>
    <style:style style:name="co27" style:family="table-column">
      <style:table-column-properties fo:break-before="auto" style:column-width="3.875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6.218cm"/>
    </style:style>
    <style:style style:name="co30" style:family="table-column">
      <style:table-column-properties fo:break-before="auto" style:column-width="1.097cm"/>
    </style:style>
    <style:style style:name="co31" style:family="table-column">
      <style:table-column-properties fo:break-before="auto" style:column-width="0.607cm"/>
    </style:style>
    <style:style style:name="co32" style:family="table-column">
      <style:table-column-properties fo:break-before="auto" style:column-width="0.688cm"/>
    </style:style>
    <style:style style:name="co33" style:family="table-column">
      <style:table-column-properties fo:break-before="auto" style:column-width="11.908cm"/>
    </style:style>
    <style:style style:name="co34" style:family="table-column">
      <style:table-column-properties fo:break-before="auto" style:column-width="10.194cm"/>
    </style:style>
    <style:style style:name="co35" style:family="table-column">
      <style:table-column-properties fo:break-before="auto" style:column-width="10.439cm"/>
    </style:style>
    <style:style style:name="co36" style:family="table-column">
      <style:table-column-properties fo:break-before="auto" style:column-width="0.933cm"/>
    </style:style>
    <style:style style:name="co37" style:family="table-column">
      <style:table-column-properties fo:break-before="auto" style:column-width="10.465cm"/>
    </style:style>
    <style:style style:name="co38" style:family="table-column">
      <style:table-column-properties fo:break-before="auto" style:column-width="9.186cm"/>
    </style:style>
    <style:style style:name="co39" style:family="table-column">
      <style:table-column-properties fo:break-before="auto" style:column-width="11.991cm"/>
    </style:style>
    <style:style style:name="co40" style:family="table-column">
      <style:table-column-properties fo:break-before="auto" style:column-width="10.303cm"/>
    </style:style>
    <style:style style:name="co41" style:family="table-column">
      <style:table-column-properties fo:break-before="auto" style:column-width="5.644cm"/>
    </style:style>
    <style:style style:name="co42" style:family="table-column">
      <style:table-column-properties fo:break-before="auto" style:column-width="9.267cm"/>
    </style:style>
    <style:style style:name="co43" style:family="table-column">
      <style:table-column-properties fo:break-before="auto" style:column-width="8.613cm"/>
    </style:style>
    <style:style style:name="co44" style:family="table-column">
      <style:table-column-properties fo:break-before="auto" style:column-width="13.134cm"/>
    </style:style>
    <style:style style:name="co45" style:family="table-column">
      <style:table-column-properties fo:break-before="auto" style:column-width="22.694cm"/>
    </style:style>
    <style:style style:name="co46" style:family="table-column">
      <style:table-column-properties fo:break-before="auto" style:column-width="8.886cm"/>
    </style:style>
    <style:style style:name="co47" style:family="table-column">
      <style:table-column-properties fo:break-before="auto" style:column-width="2.459cm"/>
    </style:style>
    <style:style style:name="co4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8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7" table:default-cell-style-name="Default"/>
        <table:table-column table:style-name="co4" table:default-cell-style-name="Default"/>
        <table:table-column table:style-name="co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2" table:number-columns-repeated="2" table:default-cell-style-name="Default"/>
        <table:table-column table:style-name="co14" table:number-columns-repeated="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4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31" table:default-cell-style-name="Default"/>
        <table:table-column table:style-name="co9" table:number-columns-repeated="3" table:default-cell-style-name="Default"/>
        <table:table-column table:style-name="co32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10" table:number-columns-repeated="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" table:number-columns-repeated="3" table:default-cell-style-name="Default"/>
        <table:table-column table:style-name="co22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7" table:default-cell-style-name="Default"/>
        <table:table-column table:style-name="co11" table:number-columns-repeated="3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1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 office:value-type="string" calcext:value-type="string">
            <text:p>Declared independence from Georgia (recognized by Russia, Nicaragua, Venezuela and Nauru)</text:p>
          </table:table-cell>
          <table:table-cell table:number-columns-repeated="56"/>
          <table:table-cell office:value-type="string" calcext:value-type="string">
            <text:p>Claimed by Ukraine and Russia (under Russian control)</text:p>
          </table:table-cell>
          <table:table-cell table:number-columns-repeated="15"/>
          <table:table-cell office:value-type="string" calcext:value-type="string">
            <text:p>Declared independence from Morocco (partially recognized)</text:p>
          </table:table-cell>
          <table:table-cell table:number-columns-repeated="5"/>
          <table:table-cell office:value-type="string" calcext:value-type="string">
            <text:p>Claimed by Argentina</text:p>
          </table:table-cell>
          <table:table-cell table:number-columns-repeated="15"/>
          <table:table-cell office:value-type="string" calcext:value-type="string">
            <text:p>Claimed by Argentina</text:p>
          </table:table-cell>
          <table:table-cell table:number-columns-repeated="20"/>
          <table:table-cell office:value-type="string" calcext:value-type="string">
            <text:p>Holds territory of Iraq and Syria (claims all Muslim territory, unrecognized)</text:p>
          </table:table-cell>
          <table:table-cell table:number-columns-repeated="12"/>
          <table:table-cell office:value-type="string" calcext:value-type="string">
            <text:p>Declared independence from Serbia (recognized by most states)</text:p>
          </table:table-cell>
          <table:table-cell table:number-columns-repeated="41"/>
          <table:table-cell office:value-type="string" calcext:value-type="string">
            <text:p>Declared independence from Cyprus (recognized only by Turkey)</text:p>
          </table:table-cell>
          <table:table-cell table:number-columns-repeated="4"/>
          <table:table-cell office:value-type="string" calcext:value-type="string">
            <text:p>Declared independence from Azerbaijan (not recognized)</text:p>
          </table:table-cell>
          <table:table-cell table:number-columns-repeated="5"/>
          <table:table-cell office:value-type="string" calcext:value-type="string">
            <text:p>Seeking independence from Ukraine and union with Russia (unrecognized)</text:p>
          </table:table-cell>
          <table:table-cell table:number-columns-repeated="12"/>
          <table:table-cell office:value-type="string" calcext:value-type="string">
            <text:p>Territory disputed with Israel</text:p>
          </table:table-cell>
          <table:table-cell table:number-columns-repeated="23"/>
          <table:table-cell office:value-type="string" calcext:value-type="string">
            <text:p>Declared independence from Somalia (unrecognized)</text:p>
          </table:table-cell>
          <table:table-cell office:value-type="string" calcext:value-type="string">
            <text:p>Declared independence from Georgia (recognized by Russia, Nicaragua, Venezuela and Nauru)</text:p>
          </table:table-cell>
          <table:table-cell table:number-columns-repeated="20"/>
          <table:table-cell office:value-type="string" calcext:value-type="string">
            <text:p>Declared independence from Moldova (not recognized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4"/>
          <table:table-cell office:value-type="string" calcext:value-type="string">
            <text:p>Claims Afghanistan (recognized by Pakistan, Saudi Arabia, and the UAE)</text:p>
          </table:table-cell>
          <table:table-cell office:value-type="string" calcext:value-type="string">
            <text:p>Claims Afghanistan (recognized by all countries except Pakistan, Saudi Arabia, and the UAE)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197"/>
          <table:table-cell office:value-type="string" calcext:value-type="string">
            <text:p>Seeking autonomy within Somalia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36"/>
          <table:table-cell office:value-type="string" calcext:value-type="string">
            <text:p>Declared independence from Indonesi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236"/>
          <table:table-cell office:value-type="string" calcext:value-type="string">
            <text:p>-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35"/>
          <table:table-cell office:value-type="string" calcext:value-type="string">
            <text:p>Seeking independence from Papua New Guinea (unrecognized)</text:p>
          </table:table-cell>
          <table:table-cell table:number-columns-repeated="230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61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84"/>
          <table:table-cell office:value-type="string" calcext:value-type="string">
            <text:p>Seeking autonomy within Moldova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34"/>
          <table:table-cell office:value-type="string" calcext:value-type="string">
            <text:p>Nominally independent from South Africa (recognized only by South Africa)</text:p>
          </table:table-cell>
          <table:table-cell table:number-columns-repeated="15"/>
          <table:table-cell office:value-type="string" calcext:value-type="string">
            <text:p>Nominally independent from South Africa (recognized only by South Africa)</text:p>
          </table:table-cell>
          <table:table-cell table:number-columns-repeated="191"/>
          <table:table-cell office:value-type="string" calcext:value-type="string">
            <text:p>Nominally independent from South Africa (recognized only by South Africa)</text:p>
          </table:table-cell>
          <table:table-cell table:number-columns-repeated="12"/>
          <table:table-cell office:value-type="string" calcext:value-type="string">
            <text:p>Nominally independent from South Africa (recognized only by South Africa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195"/>
          <table:table-cell office:value-type="string" calcext:value-type="string">
            <text:p>Declared independence from Israel (recognized by most states)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74"/>
          <table:table-cell office:value-type="string" calcext:value-type="string">
            <text:p>Declared independence from Ethiopia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79"/>
          <table:table-cell office:value-type="string" calcext:value-type="string">
            <text:p>Occupied by Argentina</text:p>
          </table:table-cell>
          <table:table-cell table:number-columns-repeated="15"/>
          <table:table-cell office:value-type="string" calcext:value-type="string">
            <text:p>Occupied by Argentina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79"/>
          <table:table-cell office:value-type="string" calcext:value-type="string">
            <text:p>Claimed by Argentina</text:p>
          </table:table-cell>
          <table:table-cell table:number-columns-repeated="15"/>
          <table:table-cell office:value-type="string" calcext:value-type="string">
            <text:p>Claimed by Argentina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265"/>
          <table:table-cell office:value-type="string" calcext:value-type="string">
            <text:p>Unrecognized</text:p>
          </table:table-cell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35"/>
          <table:table-cell office:value-type="string" calcext:value-type="string">
            <text:p>Seeking independence from Papua New Guinea (unrecognized)</text:p>
          </table:table-cell>
          <table:table-cell table:number-columns-repeated="230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73"/>
          <table:table-cell office:value-type="string" calcext:value-type="string">
            <text:p>-</text:p>
          </table:table-cell>
          <table:table-cell table:number-columns-repeated="192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236"/>
          <table:table-cell office:value-type="string" calcext:value-type="string">
            <text:p>Declared independence from Portugal (recognized by Albania, Cape Verde, Guinea, Guinea-Bissau, Mozambique, and São Tomé and Príncipe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44"/>
          <table:table-cell office:value-type="string" calcext:value-type="string">
            <text:p>Seeking independence from Portugal and separation from Angola</text:p>
          </table:table-cell>
          <table:table-cell table:number-columns-repeated="191"/>
          <table:table-cell office:value-type="string" calcext:value-type="string">
            <text:p>-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98"/>
          <table:table-cell office:value-type="string" calcext:value-type="string">
            <text:p>Declared independence from Portugal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98"/>
          <table:table-cell office:value-type="string" calcext:value-type="string">
            <text:p>-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21"/>
          <table:table-cell office:value-type="string" calcext:value-type="string">
            <text:p>Declared independence from Pakistan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8"/>
          <table:table-cell office:value-type="string" calcext:value-type="string">
            <text:p>Declared independence from Nigeria (recognized by Gabon, Haiti, C?te d'Ivoire, Tanzania and Zambia).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214"/>
          <table:table-cell office:value-type="string" calcext:value-type="string">
            <text:p>Sovereignty undecided between Saudi Arabia and Kuwai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7"/>
          <table:table-cell office:value-type="string" calcext:value-type="string">
            <text:p>Declared independence from St. Christopher-Nevis and from the United Kingdom (unrecognized)</text:p>
          </table:table-cell>
          <table:table-cell table:number-columns-repeated="258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3"/>
          <table:table-cell office:value-type="string" calcext:value-type="string">
            <text:p>Declared independence from Nigeria (puppet state of Biafra, unrecognized)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265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224"/>
          <table:table-cell office:value-type="string" calcext:value-type="string">
            <text:p>Seeking independence from the Maldives and the United Kingdom (unrecognized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122"/>
          <table:table-cell office:value-type="string" calcext:value-type="string">
            <text:p>Seeking independence from Congo-Léopoldville (unrecognized)</text:p>
          </table:table-cell>
          <table:table-cell table:number-columns-repeated="143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74"/>
          <table:table-cell office:value-type="string" calcext:value-type="string">
            <text:p>-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95"/>
          <table:table-cell office:value-type="string" calcext:value-type="string">
            <text:p>-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1" meta:object-count="0"/>
    <meta:generator>LibreOffice/4.2.4.2$Linux_X86_64 LibreOffice_project/420m0$Build-2</meta:generator>
  </office:meta>
</office:document-meta>
</file>